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6600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009900"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3"/>
          <table:table-cell office:value-type="string" calcext:value-type="string">
            <text:p>Remove unwanted commmented code</text:p>
          </table:table-cell>
          <table:table-cell table:number-columns-repeated="3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6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4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Tasks: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Compilation Errors</text:p>
          </table:table-cell>
          <table:table-cell table:number-columns-repeated="3"/>
          <table:table-cell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replace for_eachs </text:p>
          </table:table-cell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Make it debug</text:p>
          </table:table-cell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string" calcext:value-type="string">
            <text:p>CPT </text:p>
          </table:table-cell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E-step complete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ew Format Checker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gical errors &amp; complete test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ther miscellaneous work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You can hard code this. Make sure to send 0.0001 as minimum and 0.9999 as maximum value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Logic for checking ti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stop EM when changes by a small delt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Package (scripts &amp; writeup)</text:p>
          </table:table-cell>
          <table:table-cell table:number-columns-repeated="6"/>
          <table:table-cell table:style-name="ce2" office:value-type="string" calcext:value-type="string">
            <text:p>Review: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ubmission</text:p>
          </table:table-cell>
          <table:table-cell table:number-columns-repeated="7"/>
          <table:table-cell table:style-name="ce7" office:value-type="string" calcext:value-type="string">
            <text:p>BUFFER_SECONDS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TOTAL_TIM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IS_DEBUG_MOD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DELTA_CHANG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check T0-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50:33.54454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14:31:36.537705133</dc:date>
    <meta:editing-duration>PT7H15M15S</meta:editing-duration>
    <meta:editing-cycles>48</meta:editing-cycles>
    <meta:generator>LibreOffice/4.3.3.2$Linux_X86_64 LibreOffice_project/430m0$Build-2</meta:generator>
    <meta:document-statistic meta:table-count="1" meta:cell-count="47" meta:object-count="0"/>
  </office:meta>
</office:document-meta>
</file>